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a3ff80" officeooo:paragraph-rsid="00a3ff80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028948" officeooo:paragraph-rsid="00a3ff80"/>
    </style:style>
    <style:style style:name="P3" style:family="paragraph" style:parent-style-name="Standard">
      <style:text-properties officeooo:rsid="00028948" officeooo:paragraph-rsid="00a3ff80"/>
    </style:style>
    <style:style style:name="P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28b102" officeooo:paragraph-rsid="0028b102" fo:background-color="transparent" style:font-size-asian="18pt" style:font-name-complex="Awami Nastaliq OT" style:font-size-complex="18pt" style:language-complex="ur" style:country-complex="PK"/>
    </style:style>
    <style:style style:name="P5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4cd45" officeooo:paragraph-rsid="004ad37b" fo:background-color="transparent" style:font-size-asian="18pt" style:font-name-complex="Awami Nastaliq OT" style:font-size-complex="18pt" style:language-complex="fa" style:country-complex="IR"/>
    </style:style>
    <style:style style:name="P6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800080" loext:opacity="100%" style:font-name="Awami Nastaliq OT" fo:font-size="18pt" officeooo:rsid="0038172d" officeooo:paragraph-rsid="003906fa" fo:background-color="transparent" style:font-size-asian="18pt" style:font-name-complex="Awami Nastaliq OT" style:font-size-complex="18pt" style:language-complex="fa" style:country-complex="IR"/>
    </style:style>
    <style:style style:name="P7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27011c" officeooo:paragraph-rsid="003906fa" fo:background-color="transparent" style:font-size-asian="18pt" style:font-name-complex="Awami Nastaliq OT" style:font-size-complex="18pt" style:language-complex="fa" style:country-complex="IR"/>
    </style:style>
    <style:style style:name="P8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b0458" officeooo:paragraph-rsid="003c3dfe" fo:background-color="transparent" style:font-size-asian="18pt" style:font-name-complex="Awami Nastaliq OT" style:font-size-complex="18pt" style:language-complex="fa" style:country-complex="IR"/>
    </style:style>
    <style:style style:name="P9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0d1a2b" officeooo:paragraph-rsid="0042385f" fo:background-color="transparent" style:font-size-asian="18pt" style:font-name-complex="Awami Nastaliq OT" style:font-size-complex="18pt" style:language-complex="fa" style:country-complex="IR"/>
    </style:style>
    <style:style style:name="P10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d70fd" officeooo:paragraph-rsid="003d70fd" fo:background-color="transparent" style:font-size-asian="18pt" style:font-name-complex="Awami Nastaliq OT" style:font-size-complex="18pt" style:language-complex="fa" style:country-complex="IR"/>
    </style:style>
    <style:style style:name="P11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b0458" officeooo:paragraph-rsid="00503d4a" fo:background-color="transparent" style:font-size-asian="18pt" style:font-name-complex="Awami Nastaliq OT" style:font-size-complex="18pt" style:language-complex="fa" style:country-complex="IR"/>
    </style:style>
    <style:style style:name="P12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41329b" officeooo:paragraph-rsid="004ad37b" fo:background-color="transparent" style:font-size-asian="18pt" style:font-name-complex="Awami Nastaliq OT" style:font-size-complex="18pt" style:language-complex="fa" style:country-complex="IR"/>
    </style:style>
    <style:style style:name="P13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2287a7" fo:background-color="transparent" style:font-size-asian="18pt" style:font-name-complex="Awami Nastaliq OT" style:font-size-complex="18pt" style:language-complex="fa" style:country-complex="IR"/>
    </style:style>
    <style:style style:name="P14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24d3dd" fo:background-color="transparent" style:font-size-asian="18pt" style:font-name-complex="Awami Nastaliq OT" style:font-size-complex="18pt" style:language-complex="fa" style:country-complex="IR"/>
    </style:style>
    <style:style style:name="P15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41329b" fo:background-color="transparent" style:font-size-asian="18pt" style:font-name-complex="Awami Nastaliq OT" style:font-size-complex="18pt" style:language-complex="fa" style:country-complex="IR"/>
    </style:style>
    <style:style style:name="P1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263d78" fo:background-color="transparent" style:font-size-asian="18pt" style:font-name-complex="Awami Nastaliq OT" style:font-size-complex="18pt" style:language-complex="ur" style:country-complex="PK"/>
    </style:style>
    <style:style style:name="P1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16f51c" officeooo:paragraph-rsid="00263d78" fo:background-color="transparent" style:font-size-asian="18pt" style:font-name-complex="Awami Nastaliq OT" style:font-size-complex="18pt" style:language-complex="ur" style:country-complex="PK"/>
    </style:style>
    <style:style style:name="P1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26a8aa" officeooo:paragraph-rsid="0042385f" fo:background-color="transparent" style:font-size-asian="18pt" style:font-name-complex="Awami Nastaliq OT" style:font-size-complex="18pt" style:language-complex="ur" style:country-complex="PK"/>
    </style:style>
    <style:style style:name="P1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26a8aa" officeooo:paragraph-rsid="0026a8aa" fo:background-color="transparent" style:font-size-asian="18pt" style:font-name-complex="Awami Nastaliq OT" style:font-size-complex="18pt" style:language-complex="ur" style:country-complex="PK"/>
    </style:style>
    <style:style style:name="P2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97a9e8" fo:background-color="transparent" style:font-size-asian="18pt" style:font-name-complex="Awami Nastaliq OT" style:font-size-complex="18pt"/>
    </style:style>
    <style:style style:name="P21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2c80e9" fo:background-color="transparent" style:font-size-asian="18pt" style:font-name-complex="Awami Nastaliq OT" style:font-size-complex="18pt" style:language-complex="fa" style:country-complex="IR"/>
    </style:style>
    <style:style style:name="P22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99175a" officeooo:paragraph-rsid="0099175a" fo:background-color="transparent" style:font-size-asian="18pt" style:font-name-complex="Awami Nastaliq OT" style:font-size-complex="18pt" style:language-complex="fa" style:country-complex="IR"/>
    </style:style>
    <style:style style:name="P2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28b102" officeooo:paragraph-rsid="0028b102" fo:background-color="transparent" style:font-size-asian="14pt" style:font-name-complex="Awami Nastaliq OT" style:font-size-complex="14pt"/>
    </style:style>
    <style:style style:name="P2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22ec8" officeooo:paragraph-rsid="00422ec8" fo:background-color="transparent" style:font-size-asian="18pt" style:font-name-complex="Awami Nastaliq OT" style:font-size-complex="18pt" style:language-complex="fa" style:country-complex="IR"/>
    </style:style>
    <style:style style:name="P2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42385f" fo:background-color="transparent" style:font-size-asian="18pt" style:font-name-complex="Awami Nastaliq OT" style:font-size-complex="18pt" style:language-complex="fa" style:country-complex="IR"/>
    </style:style>
    <style:style style:name="P26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62fb00" fo:background-color="transparent" style:font-size-asian="18pt" style:font-name-complex="Awami Nastaliq OT" style:font-size-complex="18pt" style:language-complex="fa" style:country-complex="IR"/>
    </style:style>
    <style:style style:name="P27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215df3" officeooo:paragraph-rsid="0030f2b7" fo:background-color="transparent" style:font-size-asian="18pt" style:font-name-complex="Awami Nastaliq OT" style:font-size-complex="18pt" style:language-complex="fa" style:country-complex="IR"/>
    </style:style>
    <style:style style:name="P2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5742c7" fo:background-color="transparent" style:font-size-asian="18pt" style:font-name-complex="Awami Nastaliq OT" style:font-size-complex="18pt" style:language-complex="fa" style:country-complex="IR"/>
    </style:style>
    <style:style style:name="P2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578222" fo:background-color="transparent" style:font-size-asian="18pt" style:font-name-complex="Awami Nastaliq OT" style:font-size-complex="18pt" style:language-complex="ur" style:country-complex="PK"/>
    </style:style>
    <style:style style:name="P3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3daa9b" fo:background-color="transparent" style:font-size-asian="18pt" style:font-name-complex="Awami Nastaliq OT" style:font-size-complex="18pt" style:language-complex="ur" style:country-complex="PK"/>
    </style:style>
    <style:style style:name="P3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13e1f2" officeooo:paragraph-rsid="0042385f" fo:background-color="transparent" style:font-size-asian="18pt" style:font-name-complex="Awami Nastaliq OT" style:font-size-complex="18pt" style:language-complex="ur" style:country-complex="PK"/>
    </style:style>
    <style:style style:name="P3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26a8aa" officeooo:paragraph-rsid="003ee9ef" fo:background-color="transparent" style:font-size-asian="18pt" style:font-name-complex="Awami Nastaliq OT" style:font-size-complex="18pt" style:language-complex="ur" style:country-complex="PK"/>
    </style:style>
    <style:style style:name="P3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5d6a74" fo:background-color="transparent" style:font-size-asian="18pt" style:font-name-complex="Awami Nastaliq OT" style:font-size-complex="18pt"/>
    </style:style>
    <style:style style:name="P34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41329b" fo:background-color="transparent" style:font-size-asian="18pt" style:font-name-complex="Awami Nastaliq OT" style:font-size-complex="18pt" style:language-complex="fa" style:country-complex="IR"/>
    </style:style>
    <style:style style:name="P3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" fo:font-size="18pt" officeooo:rsid="0019a688" officeooo:paragraph-rsid="005d6a74" fo:background-color="transparent" style:font-size-asian="18pt" style:font-name-complex="Awami Nastaliq OT" style:font-size-complex="18pt" style:language-complex="fa" style:country-complex="IR"/>
    </style:style>
    <style:style style:name="P3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432013" officeooo:paragraph-rsid="00432013" fo:background-color="transparent" style:font-size-asian="14pt" style:font-name-complex="Awami Nastaliq OT" style:font-size-complex="14pt"/>
    </style:style>
    <style:style style:name="P3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32013" fo:background-color="transparent" style:font-size-asian="18pt" style:font-name-complex="Awami Nastaliq OT" style:font-size-complex="18pt" style:language-complex="fa" style:country-complex="IR"/>
    </style:style>
    <style:style style:name="P3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4ae51" officeooo:paragraph-rsid="0044ae51" fo:background-color="transparent" style:font-size-asian="18pt" style:font-name-complex="Awami Nastaliq OT" style:font-size-complex="18pt" style:language-complex="fa" style:country-complex="IR"/>
    </style:style>
    <style:style style:name="P3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5d6a74" fo:background-color="transparent" style:font-size-asian="18pt" style:font-name-complex="Awami Nastaliq OT" style:font-size-complex="18pt" style:language-complex="fa" style:country-complex="IR"/>
    </style:style>
    <style:style style:name="P4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4ae51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4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4ae51" officeooo:paragraph-rsid="005f0b0f" fo:background-color="transparent" style:font-size-asian="18pt" style:font-name-complex="Awami Nastaliq OT" style:font-size-complex="18pt" style:language-complex="fa" style:country-complex="IR"/>
    </style:style>
    <style:style style:name="P4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6ddd4" fo:background-color="transparent" style:font-size-asian="18pt" style:font-name-complex="Awami Nastaliq OT" style:font-size-complex="18pt" style:language-complex="fa" style:country-complex="IR"/>
    </style:style>
    <style:style style:name="P4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8337f" fo:background-color="transparent" style:font-size-asian="18pt" style:font-name-complex="Awami Nastaliq OT" style:font-size-complex="18pt" style:language-complex="fa" style:country-complex="IR"/>
    </style:style>
    <style:style style:name="P4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495dcb" fo:background-color="transparent" style:font-size-asian="18pt" style:font-name-complex="Awami Nastaliq OT" style:font-size-complex="18pt" style:language-complex="fa" style:country-complex="IR"/>
    </style:style>
    <style:style style:name="P4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4a6e1f" fo:background-color="transparent" style:font-size-asian="18pt" style:font-name-complex="Awami Nastaliq OT" style:font-size-complex="18pt" style:language-complex="fa" style:country-complex="IR"/>
    </style:style>
    <style:style style:name="P4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a72bd" fo:background-color="transparent" style:font-size-asian="18pt" style:font-name-complex="Awami Nastaliq OT" style:font-size-complex="18pt" style:language-complex="fa" style:country-complex="IR"/>
    </style:style>
    <style:style style:name="P4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4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4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5649e1" officeooo:paragraph-rsid="005649e1" fo:background-color="transparent" style:font-size-asian="14pt" style:font-name-complex="Awami Nastaliq OT" style:font-size-complex="14pt"/>
    </style:style>
    <style:style style:name="P5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5649e1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5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64a1ca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5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64a1ca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5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432013" officeooo:paragraph-rsid="005649e1" fo:background-color="transparent" style:font-size-asian="14pt" style:font-name-complex="Awami Nastaliq OT" style:font-size-complex="14pt"/>
    </style:style>
    <style:style style:name="P54" style:family="paragraph" style:parent-style-name="Standard">
      <style:paragraph-properties fo:margin-top="0.1in" fo:margin-bottom="0in" style:contextual-spacing="false"/>
      <style:text-properties officeooo:rsid="00028948" officeooo:paragraph-rsid="00192a9c"/>
    </style:style>
    <style:style style:name="P55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9f06e4" style:font-size-asian="18pt" style:font-name-complex="Awami Nastaliq OT" style:font-size-complex="18pt"/>
    </style:style>
    <style:style style:name="P5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" fo:font-size="18pt" officeooo:rsid="000ada2e" officeooo:paragraph-rsid="000ada2e" fo:background-color="transparent" style:font-size-asian="18pt" style:font-name-complex="Awami Nastaliq OT" style:font-size-complex="18pt"/>
    </style:style>
    <style:style style:name="P57" style:family="paragraph" style:parent-style-name="Standard">
      <style:paragraph-properties fo:line-height="100%" fo:text-align="end" style:justify-single-word="false" style:writing-mode="rl-tb"/>
      <style:text-properties style:font-name="Awami Nastaliq OT" fo:font-size="15pt" officeooo:rsid="00116c25" officeooo:paragraph-rsid="000cf6c6" style:font-size-asian="15pt" style:font-name-complex="Awami Nastaliq OT" style:font-size-complex="15pt"/>
    </style:style>
    <style:style style:name="P58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755f12" fo:background-color="transparent" style:font-size-asian="18pt" style:font-name-complex="Awami Nastaliq OT" style:font-size-complex="18pt" style:language-complex="ar" style:country-complex="BH"/>
    </style:style>
    <style:style style:name="P59" style:family="paragraph" style:parent-style-name="Folk_20_Story_20_Body" style:list-style-name="L1">
      <style:paragraph-properties fo:margin-top="0.1201in" fo:margin-bottom="0in" style:contextual-spacing="false" fo:line-height="115%"/>
      <style:text-properties officeooo:paragraph-rsid="007a5c70"/>
    </style:style>
    <style:style style:name="P60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6f993f" fo:background-color="transparent" style:font-size-asian="18pt" style:font-name-complex="Awami Nastaliq OT" style:font-size-complex="18pt" style:language-complex="ar" style:country-complex="BH"/>
    </style:style>
    <style:style style:name="P61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775696" fo:background-color="transparent" style:font-size-asian="18pt" style:font-name-complex="Awami Nastaliq OT" style:font-size-complex="18pt" style:language-complex="ar" style:country-complex="BH"/>
    </style:style>
    <style:style style:name="P62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7872b0" fo:background-color="transparent" style:font-size-asian="18pt" style:font-name-complex="Awami Nastaliq OT" style:font-size-complex="18pt" style:language-complex="ar" style:country-complex="BH"/>
    </style:style>
    <style:style style:name="P63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7872b0" fo:background-color="transparent" style:font-size-asian="18pt" style:font-name-complex="Awami Nastaliq OT" style:font-size-complex="18pt" style:language-complex="ar" style:country-complex="BH"/>
    </style:style>
    <style:style style:name="P64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91e1d7" officeooo:paragraph-rsid="0091e1d7" fo:background-color="transparent" style:font-size-asian="18pt" style:font-name-complex="Awami Nastaliq OT" style:font-size-complex="18pt" style:language-complex="ar" style:country-complex="BH"/>
    </style:style>
    <style:style style:name="P65" style:family="paragraph" style:parent-style-name="Folk_20_Story_20_Body">
      <style:paragraph-properties fo:margin-top="0.1201in" fo:margin-bottom="0in" style:contextual-spacing="false" fo:line-height="115%"/>
      <style:text-properties fo:color="#800080" loext:opacity="100%" style:font-name="Awami Nastaliq" fo:font-size="18pt" officeooo:rsid="007e4f8e" officeooo:paragraph-rsid="0091e1d7" fo:background-color="transparent" style:font-size-asian="18pt" style:font-name-complex="Awami Nastaliq OT" style:font-size-complex="18pt" style:language-complex="ar" style:country-complex="BH"/>
    </style:style>
    <style:style style:name="P66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7a8485" officeooo:paragraph-rsid="00872af0" fo:background-color="transparent" style:font-size-asian="18pt" style:font-name-complex="Awami Nastaliq OT" style:font-size-complex="18pt" style:language-complex="ar" style:country-complex="BH"/>
    </style:style>
    <style:style style:name="P67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a8485" officeooo:paragraph-rsid="007a8485" fo:background-color="transparent" style:font-size-asian="18pt" style:font-name-complex="Awami Nastaliq OT" style:font-size-complex="18pt" style:language-complex="ar" style:country-complex="BH"/>
    </style:style>
    <style:style style:name="P68" style:family="paragraph" style:parent-style-name="Folk_20_Story_20_Body">
      <style:paragraph-properties fo:margin-top="0.1201in" fo:margin-bottom="0in" style:contextual-spacing="false" fo:line-height="115%"/>
      <style:text-properties fo:color="#ff0000" loext:opacity="100%" style:font-name="Awami Nastaliq" fo:font-size="18pt" officeooo:rsid="007a8485" officeooo:paragraph-rsid="007a8485" fo:background-color="transparent" style:font-size-asian="18pt" style:font-name-complex="Awami Nastaliq OT" style:font-size-complex="18pt" style:language-complex="ar" style:country-complex="BH"/>
    </style:style>
    <style:style style:name="P69" style:family="paragraph" style:parent-style-name="Folk_20_Story_20_Body">
      <style:paragraph-properties fo:margin-top="0.1201in" fo:margin-bottom="0in" style:contextual-spacing="false" fo:line-height="115%"/>
      <style:text-properties fo:color="#ff0000" loext:opacity="100%" style:font-name="Awami Nastaliq" fo:font-size="18pt" officeooo:rsid="007e4f8e" officeooo:paragraph-rsid="00817d74" fo:background-color="transparent" style:font-size-asian="18pt" style:font-name-complex="Awami Nastaliq OT" style:font-size-complex="18pt" style:language-complex="ar" style:country-complex="BH"/>
    </style:style>
    <style:style style:name="P70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80143d" officeooo:paragraph-rsid="0080143d" fo:background-color="transparent" style:font-size-asian="18pt" style:font-name-complex="Awami Nastaliq OT" style:font-size-complex="18pt" style:language-complex="ar" style:country-complex="BH"/>
    </style:style>
    <style:style style:name="P71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e4f8e" officeooo:paragraph-rsid="00817d74" fo:background-color="transparent" style:font-size-asian="18pt" style:font-name-complex="Awami Nastaliq OT" style:font-size-complex="18pt" style:language-complex="ar" style:country-complex="BH"/>
    </style:style>
    <style:style style:name="T1" style:family="text">
      <style:text-properties fo:color="#ff0000" loext:opacity="100%" style:font-name="Awami Nastaliq OT" fo:font-size="18pt" officeooo:rsid="004834dc" fo:background-color="transparent" loext:char-shading-value="0" style:font-size-asian="18pt" style:font-name-complex="Awami Nastaliq OT" style:font-size-complex="18pt" style:language-complex="fa" style:country-complex="IR"/>
    </style:style>
    <style:style style:name="T2" style:family="text">
      <style:text-properties fo:color="#ff0000" loext:opacity="100%" style:font-name="Awami Nastaliq OT" fo:font-size="18pt" officeooo:rsid="004834dc" fo:background-color="transparent" loext:char-shading-value="0" style:font-family-asian="Scheherazade" style:font-pitch-asian="variable" style:font-size-asian="18pt" style:font-name-complex="Awami Nastaliq OT" style:font-size-complex="18pt" style:language-complex="fa" style:country-complex="IR"/>
    </style:style>
    <style:style style:name="T3" style:family="text">
      <style:text-properties officeooo:rsid="000ada2e"/>
    </style:style>
    <style:style style:name="T4" style:family="text">
      <style:text-properties officeooo:rsid="00192a9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ff0000" loext:opacity="100%" officeooo:rsid="000d1a2b" style:language-complex="fa" style:country-complex="IR"/>
    </style:style>
    <style:style style:name="T7" style:family="text">
      <style:text-properties officeooo:rsid="0038172d"/>
    </style:style>
    <style:style style:name="T8" style:family="text">
      <style:text-properties officeooo:rsid="003906fa"/>
    </style:style>
    <style:style style:name="T9" style:family="text">
      <style:text-properties fo:color="#158466" loext:opacity="100%"/>
    </style:style>
    <style:style style:name="T10" style:family="text">
      <style:text-properties fo:color="#158466" loext:opacity="100%" officeooo:rsid="00192a9c"/>
    </style:style>
    <style:style style:name="T11" style:family="text">
      <style:text-properties fo:color="#158466" loext:opacity="100%" officeooo:rsid="0038172d"/>
    </style:style>
    <style:style style:name="T12" style:family="text">
      <style:text-properties fo:color="#158466" loext:opacity="100%" officeooo:rsid="003906fa"/>
    </style:style>
    <style:style style:name="T13" style:family="text">
      <style:text-properties fo:color="#158466" loext:opacity="100%" style:font-name="Awami Nastaliq" officeooo:rsid="001d5876"/>
    </style:style>
    <style:style style:name="T14" style:family="text">
      <style:text-properties fo:color="#158466" loext:opacity="100%" officeooo:rsid="0027011c"/>
    </style:style>
    <style:style style:name="T15" style:family="text">
      <style:text-properties fo:color="#000000" loext:opacity="100%"/>
    </style:style>
    <style:style style:name="T16" style:family="text">
      <style:text-properties fo:color="#000000" loext:opacity="100%" officeooo:rsid="006df407"/>
    </style:style>
    <style:style style:name="T17" style:family="text">
      <style:text-properties officeooo:rsid="006f53a3"/>
    </style:style>
    <style:style style:name="T18" style:family="text">
      <style:text-properties officeooo:rsid="0022f82b"/>
    </style:style>
    <style:style style:name="T19" style:family="text">
      <style:text-properties fo:color="#000000" loext:opacity="100%" officeooo:rsid="00192a9c"/>
    </style:style>
    <style:style style:name="T20" style:family="text">
      <style:text-properties officeooo:rsid="003b0458"/>
    </style:style>
    <style:style style:name="T21" style:family="text">
      <style:text-properties fo:color="#158466" loext:opacity="100%" officeooo:rsid="00a24640"/>
    </style:style>
    <style:style style:name="T22" style:family="text">
      <style:text-properties fo:color="#158466" loext:opacity="100%" officeooo:rsid="00a1a66f"/>
    </style:style>
    <style:style style:name="T23" style:family="text">
      <style:text-properties fo:color="#158466" loext:opacity="100%" officeooo:rsid="0022f82b"/>
    </style:style>
    <style:style style:name="T24" style:family="text">
      <style:text-properties fo:color="#158466" loext:opacity="100%" officeooo:rsid="00503d4a"/>
    </style:style>
    <style:style style:name="T25" style:family="text">
      <style:text-properties fo:color="#158466" loext:opacity="100%" officeooo:rsid="004ad37b"/>
    </style:style>
    <style:style style:name="T26" style:family="text">
      <style:text-properties fo:color="#000000" loext:opacity="100%" officeooo:rsid="002287a7"/>
    </style:style>
    <style:style style:name="T27" style:family="text">
      <style:text-properties fo:color="#158466" loext:opacity="100%" officeooo:rsid="002287a7"/>
    </style:style>
    <style:style style:name="T28" style:family="text">
      <style:text-properties fo:color="#000000" loext:opacity="100%" officeooo:rsid="0022f82b"/>
    </style:style>
    <style:style style:name="T29" style:family="text">
      <style:text-properties fo:color="#000000" loext:opacity="100%" officeooo:rsid="0024d3dd"/>
    </style:style>
    <style:style style:name="T30" style:family="text">
      <style:text-properties fo:color="#000000" loext:opacity="100%" officeooo:rsid="00263d78"/>
    </style:style>
    <style:style style:name="T31" style:family="text">
      <style:text-properties fo:color="#000000" loext:opacity="100%" officeooo:rsid="00239680"/>
    </style:style>
    <style:style style:name="T32" style:family="text">
      <style:text-properties fo:color="#000000" loext:opacity="100%" officeooo:rsid="00244d44"/>
    </style:style>
    <style:style style:name="T33" style:family="text">
      <style:text-properties officeooo:rsid="00239680"/>
    </style:style>
    <style:style style:name="T34" style:family="text">
      <style:text-properties fo:color="#158466" loext:opacity="100%" officeooo:rsid="00244d44"/>
    </style:style>
    <style:style style:name="T35" style:family="text">
      <style:text-properties fo:color="#158466" loext:opacity="100%" officeooo:rsid="00239680"/>
    </style:style>
    <style:style style:name="T36" style:family="text">
      <style:text-properties fo:color="#158466" loext:opacity="100%" officeooo:rsid="004e8644"/>
    </style:style>
    <style:style style:name="T37" style:family="text">
      <style:text-properties fo:color="#000000" loext:opacity="100%" officeooo:rsid="00158430"/>
    </style:style>
    <style:style style:name="T38" style:family="text">
      <style:text-properties style:font-name="Awami Nastaliq" officeooo:rsid="001d5876" style:language-complex="fa" style:country-complex="IR"/>
    </style:style>
    <style:style style:name="T39" style:family="text">
      <style:text-properties fo:color="#158466" loext:opacity="100%" officeooo:rsid="0017f981"/>
    </style:style>
    <style:style style:name="T40" style:family="text">
      <style:text-properties fo:color="#158466" loext:opacity="100%" style:font-name="Awami Nastaliq" officeooo:rsid="001d5876" style:language-complex="fa" style:country-complex="IR"/>
    </style:style>
    <style:style style:name="T41" style:family="text">
      <style:text-properties fo:color="#158466" loext:opacity="100%" officeooo:rsid="005a61af"/>
    </style:style>
    <style:style style:name="T42" style:family="text">
      <style:text-properties officeooo:rsid="0042385f"/>
    </style:style>
    <style:style style:name="T43" style:family="text">
      <style:text-properties officeooo:rsid="003daa9b"/>
    </style:style>
    <style:style style:name="T44" style:family="text">
      <style:text-properties fo:color="#158466" loext:opacity="100%" officeooo:rsid="0016f51c"/>
    </style:style>
    <style:style style:name="T45" style:family="text">
      <style:text-properties fo:color="#158466" loext:opacity="100%" officeooo:rsid="00527ef2"/>
    </style:style>
    <style:style style:name="T46" style:family="text">
      <style:text-properties style:font-name="Awami Nastaliq OT" officeooo:rsid="001196f7"/>
    </style:style>
    <style:style style:name="T47" style:family="text">
      <style:text-properties style:font-name="Awami Nastaliq OT"/>
    </style:style>
    <style:style style:name="T48" style:family="text">
      <style:text-properties style:font-name="Awami Nastaliq OT" officeooo:rsid="005a61af"/>
    </style:style>
    <style:style style:name="T49" style:family="text">
      <style:text-properties fo:color="#800080" loext:opacity="100%" style:font-name="Awami Nastaliq OT"/>
    </style:style>
    <style:style style:name="T50" style:family="text">
      <style:text-properties style:font-name="Awami Nastaliq OT" officeooo:rsid="0097a9e8"/>
    </style:style>
    <style:style style:name="T51" style:family="text">
      <style:text-properties style:font-name="Awami Nastaliq OT" officeooo:rsid="00546f4e"/>
    </style:style>
    <style:style style:name="T52" style:family="text">
      <style:text-properties style:font-name="Awami Nastaliq OT" officeooo:rsid="0020cb07"/>
    </style:style>
    <style:style style:name="T53" style:family="text">
      <style:text-properties style:font-name="Awami Nastaliq OT" officeooo:rsid="0066d7ec"/>
    </style:style>
    <style:style style:name="T54" style:family="text">
      <style:text-properties style:font-name="Awami Nastaliq OT" style:language-complex="ar" style:country-complex="BH"/>
    </style:style>
    <style:style style:name="T55" style:family="text">
      <style:text-properties fo:color="#bf0041" loext:opacity="100%" style:font-name="Awami Nastaliq OT"/>
    </style:style>
    <style:style style:name="T56" style:family="text">
      <style:text-properties fo:color="#bf0041" loext:opacity="100%" style:font-name="Awami Nastaliq OT" officeooo:rsid="0095f012"/>
    </style:style>
    <style:style style:name="T57" style:family="text">
      <style:text-properties officeooo:rsid="00187cac"/>
    </style:style>
    <style:style style:name="T58" style:family="text">
      <style:text-properties officeooo:rsid="0019a688"/>
    </style:style>
    <style:style style:name="T59" style:family="text">
      <style:text-properties style:font-name="Awami Nastaliq" officeooo:rsid="001d5876"/>
    </style:style>
    <style:style style:name="T60" style:family="text">
      <style:text-properties officeooo:rsid="0027011c"/>
    </style:style>
    <style:style style:name="T61" style:family="text">
      <style:text-properties fo:color="#ff0000" loext:opacity="100%" officeooo:rsid="0019a688"/>
    </style:style>
    <style:style style:name="T62" style:family="text">
      <style:text-properties officeooo:rsid="000fad75"/>
    </style:style>
    <style:style style:name="T63" style:family="text">
      <style:text-properties officeooo:rsid="0013e1f2"/>
    </style:style>
    <style:style style:name="T64" style:family="text">
      <style:text-properties officeooo:rsid="001196f7"/>
    </style:style>
    <style:style style:name="T65" style:family="text">
      <style:text-properties officeooo:rsid="0037b414"/>
    </style:style>
    <style:style style:name="T66" style:family="text">
      <style:text-properties officeooo:rsid="0028e373"/>
    </style:style>
    <style:style style:name="T67" style:family="text">
      <style:text-properties fo:color="#000000" loext:opacity="100%" style:font-name="Awami Nastaliq OT" officeooo:rsid="00192a9c"/>
    </style:style>
    <style:style style:name="T68" style:family="text">
      <style:text-properties fo:color="#000000" loext:opacity="100%" style:font-name="Awami Nastaliq OT" officeooo:rsid="0028e373"/>
    </style:style>
    <style:style style:name="T69" style:family="text">
      <style:text-properties fo:color="#000000" loext:opacity="100%" style:font-name="Awami Nastaliq OT" officeooo:rsid="0042385f"/>
    </style:style>
    <style:style style:name="T70" style:family="text">
      <style:text-properties fo:color="#ff0000" loext:opacity="100%" style:font-name="Awami Nastaliq OT" officeooo:rsid="00192a9c"/>
    </style:style>
    <style:style style:name="T71" style:family="text">
      <style:text-properties fo:color="#000000" loext:opacity="100%" style:font-name="Awami Nastaliq OT" officeooo:rsid="002adaa4"/>
    </style:style>
    <style:style style:name="T72" style:family="text">
      <style:text-properties style:font-name="Awami Nastaliq OT" officeooo:rsid="00192a9c"/>
    </style:style>
    <style:style style:name="T73" style:family="text">
      <style:text-properties style:font-name="Awami Nastaliq OT" officeooo:rsid="0028e373"/>
    </style:style>
    <style:style style:name="T74" style:family="text">
      <style:text-properties officeooo:rsid="001d5876"/>
    </style:style>
    <style:style style:name="T75" style:family="text">
      <style:text-properties style:font-name="Awami Nastaliq OT" officeooo:rsid="0027011c"/>
    </style:style>
    <style:style style:name="T76" style:family="text">
      <style:text-properties fo:color="#000000" loext:opacity="100%" officeooo:rsid="00187cac"/>
    </style:style>
    <style:style style:name="T77" style:family="text">
      <style:text-properties fo:color="#000000" loext:opacity="100%" style:font-name="Awami Nastaliq" officeooo:rsid="005be423"/>
    </style:style>
    <style:style style:name="T78" style:family="text">
      <style:text-properties fo:color="#ff0000" loext:opacity="100%" officeooo:rsid="00187cac"/>
    </style:style>
    <style:style style:name="T79" style:family="text">
      <style:text-properties style:font-name="Awami Nastaliq" officeooo:rsid="00192a9c"/>
    </style:style>
    <style:style style:name="T80" style:family="text">
      <style:text-properties style:font-name="Awami Nastaliq" officeooo:rsid="005f0b0f"/>
    </style:style>
    <style:style style:name="T81" style:family="text">
      <style:text-properties style:font-name="Awami Nastaliq" officeooo:rsid="005be423"/>
    </style:style>
    <style:style style:name="T82" style:family="text">
      <style:text-properties style:font-name="Awami Nastaliq" officeooo:rsid="0066d7ec"/>
    </style:style>
    <style:style style:name="T83" style:family="text">
      <style:text-properties style:font-name="Awami Nastaliq" officeooo:rsid="0062fb00"/>
    </style:style>
    <style:style style:name="T84" style:family="text">
      <style:text-properties officeooo:rsid="0064a1ca"/>
    </style:style>
    <style:style style:name="T85" style:family="text">
      <style:text-properties officeooo:rsid="002adaa4"/>
    </style:style>
    <style:style style:name="T86" style:family="text">
      <style:text-properties officeooo:rsid="002287a7"/>
    </style:style>
    <style:style style:name="T87" style:family="text">
      <style:text-properties fo:color="#000000" loext:opacity="100%" style:font-name="Awami Nastaliq OT" officeooo:rsid="0022f82b"/>
    </style:style>
    <style:style style:name="T88" style:family="text">
      <style:text-properties fo:color="#000000" loext:opacity="100%" style:font-name="Awami Nastaliq OT" officeooo:rsid="0024d3dd"/>
    </style:style>
    <style:style style:name="T89" style:family="text">
      <style:text-properties fo:color="#000000" loext:opacity="100%" style:font-name="Awami Nastaliq OT" officeooo:rsid="00329c57"/>
    </style:style>
    <style:style style:name="T90" style:family="text">
      <style:text-properties style:use-window-font-color="true" loext:opacity="0%" style:font-name="Awami Nastaliq OT" officeooo:rsid="0024d3dd"/>
    </style:style>
    <style:style style:name="T91" style:family="text">
      <style:text-properties style:use-window-font-color="true" loext:opacity="0%" style:font-name="Awami Nastaliq OT" officeooo:rsid="0028e373"/>
    </style:style>
    <style:style style:name="T92" style:family="text">
      <style:text-properties style:use-window-font-color="true" loext:opacity="0%" style:font-name="Awami Nastaliq OT" officeooo:rsid="00329c57"/>
    </style:style>
    <style:style style:name="T93" style:family="text">
      <style:text-properties style:use-window-font-color="true" loext:opacity="0%" style:font-name="Awami Nastaliq OT" officeooo:rsid="0022f82b"/>
    </style:style>
    <style:style style:name="T94" style:family="text">
      <style:text-properties style:use-window-font-color="true" loext:opacity="0%" style:font-name="Awami Nastaliq OT" officeooo:rsid="002adaa4"/>
    </style:style>
    <style:style style:name="T95" style:family="text">
      <style:text-properties style:use-window-font-color="true" loext:opacity="0%" style:font-name="Awami Nastaliq OT" officeooo:rsid="0027011c"/>
    </style:style>
    <style:style style:name="T96" style:family="text">
      <style:text-properties style:font-name="Awami Nastaliq OT" officeooo:rsid="0024d3dd"/>
    </style:style>
    <style:style style:name="T97" style:family="text">
      <style:text-properties style:font-name="Awami Nastaliq OT" officeooo:rsid="002adaa4"/>
    </style:style>
    <style:style style:name="T98" style:family="text">
      <style:text-properties style:font-name="Awami Nastaliq OT" officeooo:rsid="003352e6"/>
    </style:style>
    <style:style style:name="T99" style:family="text">
      <style:text-properties officeooo:rsid="00578222"/>
    </style:style>
    <style:style style:name="T100" style:family="text">
      <style:text-properties fo:color="#ff0000" loext:opacity="100%"/>
    </style:style>
    <style:style style:name="T101" style:family="text">
      <style:text-properties style:font-name="Awami Nastaliq" officeooo:rsid="00192a9c" style:language-complex="fa" style:country-complex="IR"/>
    </style:style>
    <style:style style:name="T102" style:family="text">
      <style:text-properties style:font-name="Awami Nastaliq" officeooo:rsid="001a84ce" style:language-complex="fa" style:country-complex="IR"/>
    </style:style>
    <style:style style:name="T103" style:family="text">
      <style:text-properties officeooo:rsid="009c9508"/>
    </style:style>
    <style:style style:name="T104" style:family="text">
      <style:text-properties style:font-name="Awami Nastaliq" officeooo:rsid="001f3af6" style:language-complex="fa" style:country-complex="IR"/>
    </style:style>
    <style:style style:name="T105" style:family="text">
      <style:text-properties officeooo:rsid="0026a8aa"/>
    </style:style>
    <style:style style:name="T106" style:family="text">
      <style:text-properties officeooo:rsid="0028e373" style:language-complex="fa" style:country-complex="IR"/>
    </style:style>
    <style:style style:name="T107" style:family="text">
      <style:text-properties fo:color="#000000" loext:opacity="100%" officeooo:rsid="003ee9ef"/>
    </style:style>
    <style:style style:name="T108" style:family="text">
      <style:text-properties officeooo:rsid="0016f51c"/>
    </style:style>
    <style:style style:name="T109" style:family="text">
      <style:text-properties fo:color="#158466" loext:opacity="100%" style:font-name="Awami Nastaliq" officeooo:rsid="00192a9c" style:language-complex="fa" style:country-complex="IR"/>
    </style:style>
    <style:style style:name="T110" style:family="text">
      <style:text-properties fo:color="#158466" loext:opacity="100%" style:font-name="Awami Nastaliq" officeooo:rsid="001a84ce" style:language-complex="fa" style:country-complex="IR"/>
    </style:style>
    <style:style style:name="T111" style:family="text">
      <style:text-properties fo:color="#158466" loext:opacity="100%" officeooo:rsid="0058ef85"/>
    </style:style>
    <style:style style:name="T112" style:family="text">
      <style:text-properties style:font-name="Awami Nastaliq OT" officeooo:rsid="003f3912"/>
    </style:style>
    <style:style style:name="T113" style:family="text">
      <style:text-properties officeooo:rsid="001d5876" style:language-complex="fa" style:country-complex="IR"/>
    </style:style>
    <style:style style:name="T114" style:family="text">
      <style:text-properties officeooo:rsid="00192a9c" style:language-complex="fa" style:country-complex="IR"/>
    </style:style>
    <style:style style:name="T115" style:family="text">
      <style:text-properties officeooo:rsid="001a84ce" style:language-complex="fa" style:country-complex="IR"/>
    </style:style>
    <style:style style:name="T116" style:family="text">
      <style:text-properties fo:color="#000000" loext:opacity="100%" officeooo:rsid="0041329b"/>
    </style:style>
    <style:style style:name="T117" style:family="text">
      <style:text-properties fo:color="#000000" loext:opacity="100%" officeooo:rsid="000fad75"/>
    </style:style>
    <style:style style:name="T118" style:family="text">
      <style:text-properties fo:color="#000000" loext:opacity="100%" style:font-name="Awami Nastaliq" officeooo:rsid="001a84ce"/>
    </style:style>
    <style:style style:name="T119" style:family="text">
      <style:text-properties fo:color="#000000" loext:opacity="100%" officeooo:rsid="0013e1f2"/>
    </style:style>
    <style:style style:name="T120" style:family="text">
      <style:text-properties fo:color="#158466" loext:opacity="100%" officeooo:rsid="001d5876"/>
    </style:style>
    <style:style style:name="T121" style:family="text">
      <style:text-properties fo:color="#158466" loext:opacity="100%" officeooo:rsid="002dd6b1"/>
    </style:style>
    <style:style style:name="T122" style:family="text">
      <style:text-properties fo:color="#158466" loext:opacity="100%" officeooo:rsid="001a84ce"/>
    </style:style>
    <style:style style:name="T123" style:family="text">
      <style:text-properties fo:color="#158466" loext:opacity="100%" officeooo:rsid="002ca182"/>
    </style:style>
    <style:style style:name="T124" style:family="text">
      <style:text-properties officeooo:rsid="0044ae51"/>
    </style:style>
    <style:style style:name="T125" style:family="text">
      <style:text-properties fo:color="#158466" loext:opacity="100%" officeooo:rsid="0044ae51"/>
    </style:style>
    <style:style style:name="T126" style:family="text">
      <style:text-properties fo:color="#158466" loext:opacity="100%" officeooo:rsid="005c09f4"/>
    </style:style>
    <style:style style:name="T127" style:family="text">
      <style:text-properties officeooo:rsid="005f0b0f"/>
    </style:style>
    <style:style style:name="T128" style:family="text">
      <style:text-properties officeooo:rsid="00432013"/>
    </style:style>
    <style:style style:name="T129" style:family="text">
      <style:text-properties officeooo:rsid="005c09f4"/>
    </style:style>
    <style:style style:name="T130" style:family="text">
      <style:text-properties officeooo:rsid="00453657"/>
    </style:style>
    <style:style style:name="T131" style:family="text">
      <style:text-properties officeooo:rsid="0046ddd4"/>
    </style:style>
    <style:style style:name="T132" style:family="text">
      <style:text-properties fo:color="#158466" loext:opacity="100%" officeooo:rsid="0046ddd4"/>
    </style:style>
    <style:style style:name="T133" style:family="text">
      <style:text-properties fo:color="#158466" loext:opacity="100%" officeooo:rsid="005d6a74"/>
    </style:style>
    <style:style style:name="T134" style:family="text">
      <style:text-properties officeooo:rsid="00495dcb"/>
    </style:style>
    <style:style style:name="T135" style:family="text">
      <style:text-properties officeooo:rsid="004a6e1f"/>
    </style:style>
    <style:style style:name="T136" style:family="text">
      <style:text-properties officeooo:rsid="005d6a74"/>
    </style:style>
    <style:style style:name="T137" style:family="text">
      <style:text-properties officeooo:rsid="004a72bd"/>
    </style:style>
    <style:style style:name="T138" style:family="text">
      <style:text-properties officeooo:rsid="0068edcb"/>
    </style:style>
    <style:style style:name="T139" style:family="text">
      <style:text-properties fo:color="#000000" loext:opacity="100%" officeooo:rsid="004a72bd"/>
    </style:style>
    <style:style style:name="T140" style:family="text">
      <style:text-properties officeooo:rsid="0061670d"/>
    </style:style>
    <style:style style:name="T141" style:family="text">
      <style:text-properties officeooo:rsid="0061c22d"/>
    </style:style>
    <style:style style:name="T142" style:family="text">
      <style:text-properties officeooo:rsid="005649e1"/>
    </style:style>
    <style:style style:name="T143" style:family="text">
      <style:text-properties officeooo:rsid="00658783"/>
    </style:style>
    <style:style style:name="T144" style:family="text">
      <style:text-properties officeooo:rsid="0065f6df"/>
    </style:style>
    <style:style style:name="T145" style:family="text">
      <style:text-properties officeooo:rsid="0069eaf8"/>
    </style:style>
    <style:style style:name="T146" style:family="text">
      <style:text-properties officeooo:rsid="009fe3f9"/>
    </style:style>
    <style:style style:name="T147" style:family="text">
      <style:text-properties officeooo:rsid="000bf558" fo:background-color="transparent" loext:char-shading-value="0" style:language-complex="ar" style:country-complex="BH"/>
    </style:style>
    <style:style style:name="T148" style:family="text">
      <style:text-properties officeooo:rsid="000fad75" fo:background-color="transparent" loext:char-shading-value="0" style:language-complex="ar" style:country-complex="BH"/>
    </style:style>
    <style:style style:name="T149" style:family="text">
      <style:text-properties style:font-name="Awami Nastaliq" officeooo:rsid="001d5876" fo:background-color="transparent" loext:char-shading-value="0" style:language-complex="fa" style:country-complex="IR"/>
    </style:style>
    <style:style style:name="T150" style:family="text">
      <style:text-properties officeooo:rsid="009fe3f9" fo:background-color="transparent" loext:char-shading-value="0" style:language-complex="ar" style:country-complex="BH"/>
    </style:style>
    <style:style style:name="T151" style:family="text">
      <style:text-properties style:font-name="Awami Nastaliq OT" officeooo:rsid="000bf558" style:language-complex="ar" style:country-complex="BH"/>
    </style:style>
    <style:style style:name="T152" style:family="text">
      <style:text-properties officeooo:rsid="00755f12"/>
    </style:style>
    <style:style style:name="T153" style:family="text">
      <style:text-properties fo:color="#158466" loext:opacity="100%" style:font-name="Awami Nastaliq" fo:font-size="18pt" officeooo:rsid="002ab0bf" fo:background-color="transparent" loext:char-shading-value="0" style:font-size-asian="18pt" style:font-name-complex="Awami Nastaliq OT" style:font-size-complex="18pt" style:language-complex="ar" style:country-complex="BH"/>
    </style:style>
    <style:style style:name="T154" style:family="text">
      <style:text-properties fo:color="#158466" loext:opacity="100%" style:font-name="Awami Nastaliq" fo:font-size="18pt" officeooo:rsid="00755f12" fo:background-color="transparent" loext:char-shading-value="0" style:font-size-asian="18pt" style:font-name-complex="Awami Nastaliq OT" style:font-size-complex="18pt" style:language-complex="ar" style:country-complex="BH"/>
    </style:style>
    <style:style style:name="T155" style:family="text">
      <style:text-properties fo:color="#158466" loext:opacity="100%" style:font-name="Awami Nastaliq" fo:font-size="18pt" officeooo:rsid="001a14fc" fo:background-color="transparent" loext:char-shading-value="0" style:font-size-asian="18pt" style:font-name-complex="Awami Nastaliq OT" style:font-size-complex="18pt" style:language-complex="ar" style:country-complex="BH"/>
    </style:style>
    <style:style style:name="T156" style:family="text">
      <style:text-properties style:use-window-font-color="true" loext:opacity="0%" style:font-name="Awami Nastaliq" fo:font-size="18pt" officeooo:rsid="002ab0bf" fo:background-color="transparent" loext:char-shading-value="0" style:font-size-asian="18pt" style:font-name-complex="Awami Nastaliq OT" style:font-size-complex="18pt" style:language-complex="ar" style:country-complex="BH"/>
    </style:style>
    <style:style style:name="T157" style:family="text">
      <style:text-properties style:use-window-font-color="true" loext:opacity="0%" style:font-name="Awami Nastaliq" fo:font-size="18pt" officeooo:rsid="00755f12" fo:background-color="transparent" loext:char-shading-value="0" style:font-size-asian="18pt" style:font-name-complex="Awami Nastaliq OT" style:font-size-complex="18pt" style:language-complex="ar" style:country-complex="BH"/>
    </style:style>
    <style:style style:name="T158" style:family="text">
      <style:text-properties style:use-window-font-color="true" loext:opacity="0%" style:font-name="Awami Nastaliq" fo:font-size="18pt" officeooo:rsid="001a14fc" fo:background-color="transparent" loext:char-shading-value="0" style:font-size-asian="18pt" style:font-name-complex="Awami Nastaliq OT" style:font-size-complex="18pt" style:language-complex="ar" style:country-complex="BH"/>
    </style:style>
    <style:style style:name="T159" style:family="text">
      <style:text-properties fo:color="#158466" loext:opacity="100%" style:font-name="Awami Nastaliq" fo:font-size="18pt" officeooo:rsid="00762f01" fo:background-color="transparent" loext:char-shading-value="0" style:font-size-asian="18pt" style:font-name-complex="Awami Nastaliq OT" style:font-size-complex="18pt" style:language-complex="ar" style:country-complex="BH"/>
    </style:style>
    <style:style style:name="T160" style:family="text">
      <style:text-properties style:use-window-font-color="true" loext:opacity="0%" style:font-name="Awami Nastaliq" fo:font-size="18pt" officeooo:rsid="00762f01" fo:background-color="transparent" loext:char-shading-value="0" style:font-size-asian="18pt" style:font-name-complex="Awami Nastaliq OT" style:font-size-complex="18pt" style:language-complex="ar" style:country-complex="BH"/>
    </style:style>
    <style:style style:name="T161" style:family="text">
      <style:text-properties fo:color="#158466" loext:opacity="100%" officeooo:rsid="002ab0bf"/>
    </style:style>
    <style:style style:name="T162" style:family="text">
      <style:text-properties fo:color="#158466" loext:opacity="100%" officeooo:rsid="00716f3c"/>
    </style:style>
    <style:style style:name="T163" style:family="text">
      <style:text-properties fo:color="#158466" loext:opacity="100%" officeooo:rsid="002bf14f"/>
    </style:style>
    <style:style style:name="T164" style:family="text">
      <style:text-properties fo:color="#800080" loext:opacity="100%" officeooo:rsid="006f993f"/>
    </style:style>
    <style:style style:name="T165" style:family="text">
      <style:text-properties fo:color="#800080" loext:opacity="100%"/>
    </style:style>
    <style:style style:name="T166" style:family="text">
      <style:text-properties officeooo:rsid="006f993f"/>
    </style:style>
    <style:style style:name="T167" style:family="text">
      <style:text-properties fo:color="#ff0000" loext:opacity="100%" officeooo:rsid="002bf14f"/>
    </style:style>
    <style:style style:name="T168" style:family="text">
      <style:text-properties fo:color="#000000" loext:opacity="100%" officeooo:rsid="002ab0bf"/>
    </style:style>
    <style:style style:name="T169" style:family="text">
      <style:text-properties fo:color="#000000" loext:opacity="100%" officeooo:rsid="00716f3c"/>
    </style:style>
    <style:style style:name="T170" style:family="text">
      <style:text-properties fo:color="#000000" loext:opacity="100%" officeooo:rsid="002bf14f"/>
    </style:style>
    <style:style style:name="T171" style:family="text">
      <style:text-properties fo:color="#158466" loext:opacity="100%" officeooo:rsid="007012a4"/>
    </style:style>
    <style:style style:name="T172" style:family="text">
      <style:text-properties fo:color="#000000" loext:opacity="100%" officeooo:rsid="007012a4"/>
    </style:style>
    <style:style style:name="T173" style:family="text">
      <style:text-properties fo:color="#ff0000" loext:opacity="100%" officeooo:rsid="007012a4"/>
    </style:style>
    <style:style style:name="T174" style:family="text">
      <style:text-properties fo:color="#ff0000" loext:opacity="100%" officeooo:rsid="00755f12"/>
    </style:style>
    <style:style style:name="T175" style:family="text">
      <style:text-properties fo:color="#800080" loext:opacity="100%" officeooo:rsid="00755f12"/>
    </style:style>
    <style:style style:name="T176" style:family="text">
      <style:text-properties officeooo:rsid="0076e12e"/>
    </style:style>
    <style:style style:name="T177" style:family="text">
      <style:text-properties officeooo:rsid="007872b0"/>
    </style:style>
    <style:style style:name="T178" style:family="text">
      <style:text-properties fo:color="#158466" loext:opacity="100%" officeooo:rsid="00755f12"/>
    </style:style>
    <style:style style:name="T179" style:family="text">
      <style:text-properties fo:color="#158466" loext:opacity="100%" officeooo:rsid="007872b0"/>
    </style:style>
    <style:style style:name="T180" style:family="text">
      <style:text-properties officeooo:rsid="002ab0bf"/>
    </style:style>
    <style:style style:name="T181" style:family="text">
      <style:text-properties fo:color="#158466" loext:opacity="100%" officeooo:rsid="00762f01"/>
    </style:style>
    <style:style style:name="T182" style:family="text">
      <style:text-properties officeooo:rsid="00762f01"/>
    </style:style>
    <style:style style:name="T183" style:family="text">
      <style:text-properties officeooo:rsid="008d2955"/>
    </style:style>
    <style:style style:name="T184" style:family="text">
      <style:text-properties officeooo:rsid="007c3103"/>
    </style:style>
    <style:style style:name="T185" style:family="text">
      <style:text-properties officeooo:rsid="00817d74"/>
    </style:style>
    <style:style style:name="T186" style:family="text">
      <style:text-properties officeooo:rsid="008dfb67"/>
    </style:style>
    <style:style style:name="T187" style:family="text">
      <style:text-properties officeooo:rsid="00890613"/>
    </style:style>
    <style:style style:name="T188" style:family="text">
      <style:text-properties officeooo:rsid="008d174f"/>
    </style:style>
    <style:style style:name="T189" style:family="text">
      <style:text-properties officeooo:rsid="008b1ff9"/>
    </style:style>
    <style:style style:name="T190" style:family="text">
      <style:text-properties fo:font-size="11pt" officeooo:rsid="00861b49" style:font-size-asian="11pt" style:font-size-complex="11pt"/>
    </style:style>
    <style:style style:name="T191" style:family="text">
      <style:text-properties fo:color="#000000" loext:opacity="100%" officeooo:rsid="00817d74"/>
    </style:style>
    <style:style style:name="T192" style:family="text">
      <style:text-properties officeooo:rsid="00807044"/>
    </style:style>
    <style:style style:name="T193" style:family="text">
      <style:text-properties officeooo:rsid="0082fab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 yet fixed</text:p>
      <text:p text:style-name="P2"><text:span text:style-name="T1">چی</text:span><text:span text:style-name="T2"> </text:span><text:span text:style-name="T1">فچوے <text:s text:c="2"/></text:span><text:span text:style-name="T2"><text:s/></text:span><text:span text:style-name="T1">چی</text:span><text:span text:style-name="T2"> </text:span><text:span text:style-name="T1">بقچی <text:s text:c="5"/></text:span><text:span text:style-name="T2"><text:s/></text:span><text:span text:style-name="T1">تُھونگچس</text:span><text:span text:style-name="T2"> <text:s text:c="2"/></text:span></text:p>
      <text:p text:style-name="P3">Kerning – <text:span text:style-name="T3">nuqta overhang </text:span><text:span text:style-name="T4">below</text:span></text:p>
      <text:p text:style-name="P4"><text:span text:style-name="T5">beh</text:span><text:span text:style-name="T6"><text:tab/></text:span></text:p>
      <text:p text:style-name="P5">ابت<text:tab/> <text:span text:style-name="T7">ابت</text:span><text:span text:style-name="T8">م</text:span><text:tab/><text:tab/><text:tab/><text:span text:style-name="T9">ا</text:span><text:span text:style-name="T10">ی</text:span><text:span text:style-name="T9">ت <text:s/>ا</text:span><text:span text:style-name="T10">پ</text:span><text:span text:style-name="T9">ت <text:s/></text:span><text:span text:style-name="T11">ا</text:span><text:span text:style-name="T10">ی</text:span><text:span text:style-name="T11">ت</text:span><text:span text:style-name="T12">م <text:s/></text:span><text:span text:style-name="T11">ا</text:span><text:span text:style-name="T10">پ</text:span><text:span text:style-name="T11">ت</text:span><text:span text:style-name="T12">م</text:span><text:span text:style-name="T10"> <text:s/></text:span><text:span text:style-name="T11"><text:s/></text:span><text:span text:style-name="T13">–</text:span><text:span text:style-name="T10"> </text:span><text:span text:style-name="T14">100</text:span></text:p>
      <text:p text:style-name="P6"><text:span text:style-name="T15">ابتس</text:span><text:tab/><text:tab/><text:tab/><text:tab/><text:span text:style-name="T9">ا</text:span><text:span text:style-name="T10">ی</text:span><text:span text:style-name="T9">تس <text:s/>ا</text:span><text:span text:style-name="T10">پ</text:span><text:span text:style-name="T9">تس <text:s text:c="2"/></text:span><text:span text:style-name="T13">–</text:span><text:span text:style-name="T10"> </text:span><text:span text:style-name="T14">100</text:span></text:p>
      <text:p text:style-name="P7"><text:span text:style-name="T15">ا</text:span><text:span text:style-name="T16">ن</text:span><text:span text:style-name="T15">یگ<text:tab/></text:span><text:tab/><text:tab/><text:tab/>اپیگ - <text:span text:style-name="T17">100</text:span></text:p>
      <text:p text:style-name="P8">ابہ <text:s/>ابنہ<text:tab/><text:tab/><text:tab/>ا<text:span text:style-name="T18">ی</text:span>ہ <text:s text:c="3"/>ا<text:span text:style-name="T18">ی</text:span>نہ</text:p>
      <text:p text:style-name="P9"><text:span text:style-name="T19">ابر</text:span><text:span text:style-name="T4"><text:tab/><text:tab/><text:tab/><text:tab/></text:span><text:span text:style-name="T10">ایر <text:s/>اپر </text:span><text:span text:style-name="T13">–</text:span><text:span text:style-name="T10"> </text:span><text:span text:style-name="T14">200</text:span><text:span text:style-name="T9"><text:tab/><text:tab/><text:tab/>آویز</text:span></text:p>
      <text:p text:style-name="P10">اب<text:span text:style-name="T20">ب</text:span>ر<text:tab/><text:tab/><text:tab/><text:tab/><text:span text:style-name="T9">ایبر <text:s text:c="2"/>اپبر <text:s/>وپبر <text:s text:c="2"/>- </text:span><text:span text:style-name="T21">2</text:span><text:span text:style-name="T22">00</text:span></text:p>
      <text:p text:style-name="P11"><text:s text:c="2"/>ابن<text:tab/>ابتن<text:tab/><text:tab/><text:tab/><text:span text:style-name="T9">ا</text:span><text:span text:style-name="T23">ی</text:span><text:span text:style-name="T9">ن </text:span><text:span text:style-name="T13">–</text:span><text:span text:style-name="T10"> </text:span><text:span text:style-name="T24">2</text:span><text:span text:style-name="T14">00</text:span><text:span text:style-name="T9"> <text:s text:c="3"/>ا</text:span><text:span text:style-name="T23">ی</text:span><text:span text:style-name="T9">تن</text:span><text:span text:style-name="T10"> </text:span><text:span text:style-name="T13">–</text:span><text:span text:style-name="T10"> </text:span><text:span text:style-name="T14">100</text:span></text:p>
      <text:p text:style-name="P12">ابج <text:s text:c="2"/>ابجت<text:tab/><text:tab/><text:tab/>ایج <text:s text:c="4"/><text:span text:style-name="T9">اپجت</text:span><text:span text:style-name="T10"> </text:span><text:span text:style-name="T13">–</text:span><text:span text:style-name="T10"> </text:span><text:span text:style-name="T25">3</text:span><text:span text:style-name="T14">00</text:span></text:p>
      <text:p text:style-name="P13"><text:span text:style-name="T15">ابس <text:s/>اب</text:span><text:span text:style-name="T26">ص</text:span><text:tab/><text:tab/><text:tab/> <text:span text:style-name="T27">ایص </text:span><text:span text:style-name="T9">ا</text:span><text:span text:style-name="T14">پ</text:span><text:span text:style-name="T9">س</text:span><text:span text:style-name="T10"> </text:span><text:span text:style-name="T13">–</text:span><text:span text:style-name="T10"> </text:span><text:span text:style-name="T14">100</text:span></text:p>
      <text:p text:style-name="P14"><text:span text:style-name="T28">ابطم<text:tab/></text:span><text:span text:style-name="T29">ا</text:span><text:span text:style-name="T30">ب</text:span><text:span text:style-name="T29">فل</text:span><text:span text:style-name="T28"><text:tab/><text:tab/><text:tab/>ایطم اپطم <text:s text:c="4"/></text:span><text:span text:style-name="T29">ایفل</text:span></text:p>
      <text:p text:style-name="P15"><text:span text:style-name="T28">اب</text:span><text:span text:style-name="T31">عم <text:s text:c="2"/></text:span><text:span text:style-name="T28">اب</text:span><text:span text:style-name="T31">ع<text:tab/><text:tab/><text:tab/></text:span><text:span text:style-name="T28">ا</text:span><text:span text:style-name="T32">ی</text:span><text:span text:style-name="T31">ع <text:s/></text:span><text:span text:style-name="T28">ا</text:span><text:span text:style-name="T32">پ</text:span><text:span text:style-name="T31">ع</text:span><text:span text:style-name="T33"> <text:s/></text:span><text:span text:style-name="T23">ا</text:span><text:span text:style-name="T34">ی</text:span><text:span text:style-name="T35">عم <text:s/></text:span><text:span text:style-name="T23">ا</text:span><text:span text:style-name="T34">پ</text:span><text:span text:style-name="T35">عم</text:span><text:span text:style-name="T10"> <text:s/></text:span><text:span text:style-name="T35"><text:s text:c="2"/></text:span><text:span text:style-name="T13">–</text:span><text:span text:style-name="T10"> </text:span><text:span text:style-name="T36">200</text:span></text:p>
      <text:p text:style-name="P16"><text:soft-page-break/><text:span text:style-name="T15">ا</text:span><text:span text:style-name="T37">ب</text:span><text:span text:style-name="T15">م <text:tab/><text:tab/><text:tab/><text:tab/></text:span>ایم اپم <text:span text:style-name="T38">–</text:span> 200 <text:s text:c="3"/></text:p>
      <text:p text:style-name="P17"><text:span text:style-name="T39">ابما </text:span><text:span text:style-name="T40">–</text:span><text:span text:style-name="T39"> 200</text:span> <text:s text:c="3"/><text:tab/><text:tab/><text:tab/><text:span text:style-name="T9"> ایما <text:s/>ا</text:span><text:span text:style-name="T39">پ</text:span><text:span text:style-name="T9">ما </text:span><text:span text:style-name="T40">–</text:span><text:span text:style-name="T9"> </text:span><text:span text:style-name="T41">5</text:span><text:span text:style-name="T36">00</text:span></text:p>
      <text:p text:style-name="P18">ابکم اب<text:span text:style-name="T42">د</text:span> <text:s text:c="4"/>ابہ <text:s/>ابہس <text:tab/><text:tab/>ایکم <text:s/>اپ<text:span text:style-name="T43">ل</text:span>م <text:s text:c="2"/>ا<text:span text:style-name="T42">ید</text:span> <text:s text:c="3"/>ایہ <text:s text:c="2"/>اپہش</text:p>
      <text:p text:style-name="P19"><text:span text:style-name="T15">ابھم</text:span><text:tab/><text:tab/><text:tab/><text:tab/><text:tab/><text:span text:style-name="T9">ایھم <text:s text:c="2"/>اپھم</text:span><text:span text:style-name="T44"> </text:span><text:span text:style-name="T40">–</text:span><text:span text:style-name="T44"> </text:span><text:span text:style-name="T45">200</text:span></text:p>
      <text:p text:style-name="P20"><text:span text:style-name="T46">ا</text:span><text:span text:style-name="T47">بی </text:span><text:span text:style-name="T48">ر</text:span><text:span text:style-name="T47">بی </text:span><text:span text:style-name="T49">کھیربی</text:span><text:span text:style-name="T47"> <text:s/>- </text:span><text:span text:style-name="T50">3</text:span><text:span text:style-name="T51">00<text:tab/></text:span><text:span text:style-name="T47"><text:tab/></text:span><text:span text:style-name="T52">ایی <text:s/>اپی - </text:span><text:span text:style-name="T53">6</text:span><text:span text:style-name="T48">00</text:span><text:span text:style-name="T52"><text:tab/></text:span><text:span text:style-name="T47"><text:tab/><text:tab/></text:span><text:span text:style-name="T54">بُودپی <text:s/></text:span><text:span text:style-name="T55"><text:s text:c="2"/>کھیرب</text:span><text:span text:style-name="T56">م</text:span></text:p>
      <text:p text:style-name="P21"><text:span text:style-name="T57">ابو</text:span><text:span text:style-name="T58"> </text:span><text:span text:style-name="T59">–</text:span><text:span text:style-name="T58"> </text:span><text:span text:style-name="T60">100</text:span><text:span text:style-name="T61"><text:tab/><text:tab/><text:tab/><text:tab/></text:span><text:span text:style-name="T57">ایو</text:span><text:span text:style-name="T62"> ا</text:span><text:span text:style-name="T58">پ</text:span><text:span text:style-name="T63">ق</text:span><text:span text:style-name="T58"> – </text:span><text:span text:style-name="T64">400<text:tab/><text:tab/><text:tab/></text:span>آنکڑیوں <text:s text:c="2"/><text:span text:style-name="T58">ڈم</text:span><text:span text:style-name="T65">‌</text:span><text:span text:style-name="T58">پو</text:span></text:p>
      <text:p text:style-name="P22">جقمےنبس<text:tab/><text:tab/><text:tab/><text:tab/>جقمےنیس<text:tab/><text:tab/><text:tab/><text:tab/>جقمےنتس</text:p>
      <text:p text:style-name="P23">jeem</text:p>
      <text:p text:style-name="P24">اجب اجبل<text:tab/><text:tab/><text:tab/>ا<text:span text:style-name="T66">ڃ</text:span>ب ا<text:span text:style-name="T66">ڇ</text:span>بل</text:p>
      <text:p text:style-name="P25"><text:span text:style-name="T67">ا</text:span><text:span text:style-name="T68">ج</text:span><text:span text:style-name="T67">ر ا</text:span><text:span text:style-name="T68">ج</text:span><text:span text:style-name="T69">ب</text:span><text:span text:style-name="T67">ر</text:span><text:span text:style-name="T70"><text:tab/><text:tab/><text:tab/></text:span><text:span text:style-name="T69">ا</text:span><text:span text:style-name="T71">چ</text:span><text:span text:style-name="T69">بر</text:span><text:span text:style-name="T70"><text:tab/></text:span><text:span text:style-name="T72">ا</text:span><text:span text:style-name="T73">ڃ</text:span><text:span text:style-name="T72">ر <text:s/>ا</text:span><text:span text:style-name="T73">چ</text:span><text:span text:style-name="T72">ر <text:s/>ا</text:span><text:span text:style-name="T73">ڇ</text:span><text:span text:style-name="T72">ر </text:span><text:span text:style-name="T74">–</text:span><text:span text:style-name="T72"> </text:span><text:span text:style-name="T73">1</text:span><text:span text:style-name="T75">00</text:span></text:p>
      <text:p text:style-name="P26"><text:span text:style-name="T76">ا</text:span><text:span text:style-name="T77">جج</text:span><text:span text:style-name="T78"><text:tab/><text:tab/><text:tab/><text:tab/></text:span><text:span text:style-name="T57">ا</text:span><text:span text:style-name="T79">ڃڃ - </text:span><text:span text:style-name="T80">200</text:span><text:span text:style-name="T79"> <text:s text:c="4"/></text:span><text:span text:style-name="T57">ا</text:span><text:span text:style-name="T79">ڃڃ</text:span><text:span text:style-name="T81">ق <text:s/></text:span><text:span text:style-name="T82">ا</text:span><text:span text:style-name="T79">ڃڃ</text:span><text:span text:style-name="T83">ف</text:span><text:span text:style-name="T81"> </text:span><text:span text:style-name="T58"><text:s/>– </text:span><text:span text:style-name="T84">6</text:span><text:span text:style-name="T64">00</text:span></text:p>
      <text:p text:style-name="P27">ا<text:span text:style-name="T85">ج</text:span>س <text:s/>ا<text:span text:style-name="T85">ج</text:span><text:span text:style-name="T86">ص</text:span><text:tab/><text:span text:style-name="T18">ا</text:span><text:span text:style-name="T85">ج</text:span><text:span text:style-name="T18">طم<text:tab/></text:span><text:tab/> <text:span text:style-name="T86">ا</text:span><text:span text:style-name="T66">ڃ</text:span><text:span text:style-name="T86">ص </text:span>ا<text:span text:style-name="T66">ڇ</text:span>س <text:span text:style-name="T18">ا</text:span><text:span text:style-name="T66">ڃ</text:span><text:span text:style-name="T18">طم ا</text:span><text:span text:style-name="T66">ڇ</text:span><text:span text:style-name="T18">طم</text:span></text:p>
      <text:p text:style-name="P28"><text:span text:style-name="T87"><text:s text:c="2"/></text:span><text:span text:style-name="T88">ا</text:span><text:span text:style-name="T71">ج</text:span><text:span text:style-name="T89">ع</text:span><text:span text:style-name="T88">ل <text:s/></text:span><text:span text:style-name="T87"><text:s/></text:span><text:span text:style-name="T88">ا</text:span><text:span text:style-name="T71">ج</text:span><text:span text:style-name="T89">ع</text:span><text:span text:style-name="T88"> <text:tab/></text:span><text:span text:style-name="T87"><text:tab/></text:span><text:span text:style-name="T90">ا</text:span><text:span text:style-name="T91">ڃ</text:span><text:span text:style-name="T92">ع</text:span><text:span text:style-name="T93"> </text:span><text:span text:style-name="T90">ا</text:span><text:span text:style-name="T94">چ</text:span><text:span text:style-name="T92">ع</text:span><text:span text:style-name="T90">ل</text:span><text:span text:style-name="T95"> <text:s/></text:span><text:span text:style-name="T90">ا</text:span><text:span text:style-name="T91">ڇ</text:span><text:span text:style-name="T92">ع</text:span><text:span text:style-name="T90">ل <text:s/>ا</text:span><text:span text:style-name="T91">ڇ</text:span><text:span text:style-name="T89">ع</text:span></text:p>
      <text:p text:style-name="P28"><text:span text:style-name="T88">ا</text:span><text:span text:style-name="T71">ج</text:span><text:span text:style-name="T88">فل</text:span><text:span text:style-name="T89"><text:tab/><text:tab/><text:tab/><text:tab/></text:span><text:span text:style-name="T96"> <text:s text:c="4"/>ا</text:span><text:span text:style-name="T97">چ</text:span><text:span text:style-name="T98">ق</text:span><text:span text:style-name="T96">ل</text:span><text:span text:style-name="T74"> </text:span><text:span text:style-name="T96">ا</text:span><text:span text:style-name="T73">ڇ</text:span><text:span text:style-name="T96">فل <text:s/></text:span><text:span text:style-name="T72"><text:s/></text:span><text:span text:style-name="T74">–</text:span><text:span text:style-name="T72"> </text:span><text:span text:style-name="T73">1</text:span><text:span text:style-name="T75">00</text:span></text:p>
      <text:p text:style-name="P29"><text:soft-page-break/>ا<text:span text:style-name="T43">ج</text:span>م <text:span text:style-name="T38">–</text:span> <text:span text:style-name="T99">200</text:span><text:span text:style-name="T100"> <text:tab/><text:tab/><text:tab/><text:tab/></text:span>ا<text:span text:style-name="T101">ڃ</text:span>م ا<text:span text:style-name="T102">ڇ</text:span>م<text:span text:style-name="T103">ب </text:span><text:s/><text:span text:style-name="T38">–</text:span> <text:span text:style-name="T99">4</text:span>00</text:p>
      <text:p text:style-name="P30"><text:span text:style-name="T38">اجمل – 200<text:tab/><text:tab/></text:span><text:span text:style-name="T101">اڃ</text:span><text:span text:style-name="T104">مد</text:span><text:span text:style-name="T101"> اچ</text:span><text:span text:style-name="T104">ما</text:span><text:span text:style-name="T101"> ا</text:span><text:span text:style-name="T102">ڇ</text:span><text:span text:style-name="T104">مل</text:span><text:span text:style-name="T101"> </text:span><text:span text:style-name="T38">–</text:span><text:span text:style-name="T101"> 400</text:span></text:p>
      <text:p text:style-name="P31"><text:span text:style-name="T105">ا</text:span><text:span text:style-name="T43">ج</text:span><text:span text:style-name="T105">کم </text:span><text:span text:style-name="T42">اجا <text:s text:c="3"/></text:span><text:span text:style-name="T105">ا</text:span><text:span text:style-name="T43">ج</text:span><text:span text:style-name="T105">بہ <text:s/></text:span><text:span text:style-name="T43">ج</text:span><text:span text:style-name="T105">بہس <text:tab/>ا</text:span><text:span text:style-name="T106">ڃ</text:span><text:span text:style-name="T105">کم <text:s/>ا</text:span><text:span text:style-name="T101">چ</text:span><text:span text:style-name="T43">ل</text:span><text:span text:style-name="T105">م <text:s text:c="2"/>ا</text:span><text:span text:style-name="T101">چ</text:span><text:span text:style-name="T43">ل</text:span><text:span text:style-name="T105"> <text:s text:c="4"/></text:span><text:span text:style-name="T43">ا</text:span><text:span text:style-name="T102">ڇ</text:span><text:span text:style-name="T105">یہ <text:s text:c="2"/>ا</text:span><text:span text:style-name="T102">ڇ</text:span><text:span text:style-name="T105">ہش</text:span> <text:s/></text:p>
      <text:p text:style-name="P32"><text:span text:style-name="T15">ا</text:span><text:span text:style-name="T107">ج</text:span><text:span text:style-name="T15">ھم</text:span><text:span text:style-name="T108"> <text:tab/><text:tab/></text:span><text:tab/><text:tab/><text:span text:style-name="T9">ا</text:span><text:span text:style-name="T109">ڃ</text:span><text:span text:style-name="T9">ھم <text:s text:c="2"/>ا</text:span><text:span text:style-name="T109">چ</text:span><text:span text:style-name="T9">ھم ا</text:span><text:span text:style-name="T110">ڇ</text:span><text:span text:style-name="T9">ھ</text:span><text:span text:style-name="T44"> </text:span><text:span text:style-name="T40">–</text:span><text:span text:style-name="T44"> </text:span><text:span text:style-name="T41">1</text:span><text:span text:style-name="T111">00</text:span></text:p>
      <text:p text:style-name="P33"><text:span text:style-name="T46">ا</text:span><text:span text:style-name="T112">ج</text:span><text:span text:style-name="T47">ی </text:span><text:span text:style-name="T113">–</text:span><text:span text:style-name="T47"> </text:span><text:span text:style-name="T48">100</text:span><text:span text:style-name="T47"><text:tab/><text:tab/><text:tab/></text:span><text:span text:style-name="T52">ا</text:span><text:span text:style-name="T114">ڃ</text:span><text:span text:style-name="T52">ی <text:s/>ا</text:span><text:span text:style-name="T115">ڇ</text:span><text:span text:style-name="T52">ی </text:span><text:span text:style-name="T113">–</text:span><text:span text:style-name="T52"> </text:span><text:span text:style-name="T48">400</text:span></text:p>
      <text:p text:style-name="P34"><text:span text:style-name="T76">ا</text:span><text:span text:style-name="T116">ج</text:span><text:span text:style-name="T76">و<text:tab/></text:span><text:span text:style-name="T61"><text:tab/><text:tab/><text:tab/></text:span><text:span text:style-name="T117"> ا</text:span><text:span text:style-name="T118">ڇ</text:span><text:span text:style-name="T119">ق</text:span></text:p>
      <text:p text:style-name="P35"><text:span text:style-name="T10">اجق </text:span><text:span text:style-name="T120">–</text:span><text:span text:style-name="T10"> </text:span><text:span text:style-name="T121">100</text:span><text:span text:style-name="T10"><text:tab/><text:tab/><text:tab/> اڃق اچو ا</text:span><text:span text:style-name="T122">ڇ</text:span><text:span text:style-name="T10">و </text:span><text:span text:style-name="T120">–</text:span><text:span text:style-name="T10"> </text:span><text:span text:style-name="T123">300</text:span><text:tab/><text:span text:style-name="T9"><text:tab/>چوچو</text:span></text:p>
      <text:p text:style-name="P36">feh w/ 3 dots below</text:p>
      <text:p text:style-name="P37">اڥب <text:s/>اڥبس <text:s/>اڥبی <text:s/>اڥبتث</text:p>
      <text:p text:style-name="P38">اڥر <text:s/>اڥنز</text:p>
      <text:p text:style-name="P39">اڥ<text:span text:style-name="T124">ج <text:s text:c="4"/></text:span><text:span text:style-name="T9">اڥ</text:span><text:span text:style-name="T125">حل </text:span><text:span text:style-name="T9"><text:s/></text:span><text:span text:style-name="T13">–</text:span><text:span text:style-name="T9"> </text:span><text:span text:style-name="T126">300</text:span></text:p>
      <text:p text:style-name="P40">اڥن <text:s text:c="2"/><text:span text:style-name="T59">–</text:span> <text:span text:style-name="T127">200</text:span></text:p>
      <text:p text:style-name="P41"><text:span text:style-name="T128">اڥس </text:span><text:span text:style-name="T59">–</text:span><text:span text:style-name="T128"> </text:span><text:span text:style-name="T129">100</text:span></text:p>
      <text:p text:style-name="P42">اڥ<text:span text:style-name="T124">ص <text:s/></text:span>اڥ<text:span text:style-name="T130">ط <text:s/></text:span>اڥ<text:span text:style-name="T130">ع <text:s/></text:span>اڥ<text:span text:style-name="T130">عل <text:s/></text:span></text:p>
      <text:p text:style-name="P43"><text:soft-page-break/>اڥ<text:span text:style-name="T131">ف <text:s/></text:span><text:span text:style-name="T9">اڥ</text:span><text:span text:style-name="T132">فس - </text:span><text:span text:style-name="T133">100</text:span></text:p>
      <text:p text:style-name="P44">اڥ<text:span text:style-name="T134">م <text:s/></text:span>اڥ<text:span text:style-name="T134">مب </text:span><text:span text:style-name="T59">–</text:span><text:span text:style-name="T134"> </text:span><text:span text:style-name="T127">400</text:span></text:p>
      <text:p text:style-name="P45">اڥ<text:span text:style-name="T135">مل</text:span><text:span text:style-name="T134"> <text:s/></text:span>اڥ<text:span text:style-name="T134">م</text:span><text:span text:style-name="T135">ا </text:span><text:span text:style-name="T59">–</text:span><text:span text:style-name="T135"> </text:span><text:span text:style-name="T136">300</text:span></text:p>
      <text:p text:style-name="P46">اڥ<text:span text:style-name="T135">ل</text:span><text:span text:style-name="T134"> <text:s/></text:span>اڥ<text:span text:style-name="T135">ا <text:s/></text:span></text:p>
      <text:p text:style-name="P47">ا<text:span text:style-name="T137">ڥہ</text:span><text:span text:style-name="T135">ل</text:span><text:span text:style-name="T134"> </text:span><text:span text:style-name="T137"><text:s/></text:span><text:span text:style-name="T59">–</text:span><text:span text:style-name="T137"> </text:span><text:span text:style-name="T138">3</text:span><text:span text:style-name="T136">00 <text:s text:c="3"/></text:span><text:span text:style-name="T15">اڥ</text:span><text:span text:style-name="T139">ہ</text:span></text:p>
      <text:p text:style-name="P48">ا<text:span text:style-name="T137">ڥھ <text:s/></text:span>ا<text:span text:style-name="T137">ڥھم <text:s/></text:span><text:span text:style-name="T59">–</text:span><text:span text:style-name="T137"> </text:span><text:span text:style-name="T140">400</text:span></text:p>
      <text:p text:style-name="P48">ا<text:span text:style-name="T137">ڥی <text:s/></text:span><text:span text:style-name="T59">–</text:span><text:span text:style-name="T137"> </text:span><text:span text:style-name="T141">5</text:span><text:span text:style-name="T140">00</text:span></text:p>
      <text:p text:style-name="P48">ا<text:span text:style-name="T137">ڥق <text:s text:c="2"/></text:span>ا<text:span text:style-name="T137">ڥو <text:s/></text:span><text:span text:style-name="T59">–</text:span><text:span text:style-name="T137"> <text:s/></text:span><text:span text:style-name="T140">200</text:span></text:p>
      <text:p text:style-name="P49">lam-bar</text:p>
      <text:p text:style-name="P50">اݪ<text:span text:style-name="T84"> </text:span><text:span text:style-name="T59">–</text:span><text:span text:style-name="T84"> 100</text:span></text:p>
      <text:p text:style-name="P51">ا<text:span text:style-name="T142">ݪ</text:span>ما – 100</text:p>
      <text:p text:style-name="P52">ا<text:span text:style-name="T142">ݪ</text:span><text:span text:style-name="T143">بر <text:s/></text:span>ا<text:span text:style-name="T142">ݪ</text:span><text:span text:style-name="T144">ر <text:s/></text:span>ا<text:span text:style-name="T142">ݪ</text:span><text:span text:style-name="T144">س <text:s/></text:span><text:span text:style-name="T138">ر</text:span><text:span text:style-name="T142">ݪ</text:span><text:span text:style-name="T144">س</text:span></text:p>
      <text:p text:style-name="P53">other</text:p>
      <text:p text:style-name="P37">اڔ <text:s/>اڊ اݙ <text:s/>اښ <text:s/>اۻ - <text:s/><text:span text:style-name="T138">all </text:span><text:span text:style-name="T145">ok</text:span><text:span text:style-name="T138"> </text:span></text:p>
      <text:p text:style-name="P54">Kerning – <text:span text:style-name="T146">hard-coded</text:span></text:p>
      <text:p text:style-name="P55"><text:soft-page-break/><text:span text:style-name="T147">آتا <text:s/></text:span><text:span text:style-name="T148">ا</text:span><text:span text:style-name="T147">تا <text:s text:c="2"/></text:span><text:span text:style-name="T149">–</text:span><text:span text:style-name="T147"> </text:span><text:span text:style-name="T150">200</text:span></text:p>
      <text:p text:style-name="P54">Kerning – <text:span text:style-name="T3">base overhang</text:span></text:p>
      <text:p text:style-name="P56"><text:span text:style-name="T54">سر</text:span><text:span text:style-name="T151">س</text:span></text:p>
      <text:p text:style-name="P57">آرئَگی</text:p>
      <text:p text:style-name="P58">final jeem – <text:span text:style-name="T152">2 chars</text:span></text:p>
      <text:list text:style-name="L1">
        <text:list-item>
          <text:p text:style-name="P59"><text:span text:style-name="T153">ا</text:span><text:span text:style-name="T154">ن</text:span><text:span text:style-name="T155">ج </text:span><text:span text:style-name="T153">ا</text:span><text:span text:style-name="T154">ح</text:span><text:span text:style-name="T155">ج </text:span><text:span text:style-name="T154">اس</text:span><text:span text:style-name="T155">ج </text:span><text:span text:style-name="T156">ا</text:span><text:span text:style-name="T157">ص</text:span><text:span text:style-name="T158">ج</text:span><text:span text:style-name="T155"> </text:span><text:span text:style-name="T153">ا</text:span><text:span text:style-name="T154">ط</text:span><text:span text:style-name="T155">ج </text:span><text:span text:style-name="T153">ا</text:span><text:span text:style-name="T154">ع</text:span><text:span text:style-name="T155">ج </text:span><text:span text:style-name="T153">ا</text:span><text:span text:style-name="T154">ف</text:span><text:span text:style-name="T155">ج </text:span><text:span text:style-name="T153">ا</text:span><text:span text:style-name="T159">ل</text:span><text:span text:style-name="T155">ج </text:span><text:span text:style-name="T159">ام</text:span><text:span text:style-name="T155">ج </text:span><text:span text:style-name="T156">ا</text:span><text:span text:style-name="T160">ھ</text:span><text:span text:style-name="T158">ج</text:span><text:span text:style-name="T153"> ا</text:span><text:span text:style-name="T159">ہ</text:span><text:span text:style-name="T155">ج</text:span></text:p>
        </text:list-item>
      </text:list>
      <text:p text:style-name="P60">final jeem – <text:span text:style-name="T152">3 chars</text:span></text:p>
      <text:p text:style-name="P61"><text:span text:style-name="T161">ا</text:span><text:span text:style-name="T9">یڃج <text:s/></text:span><text:span text:style-name="T161">ا</text:span><text:span text:style-name="T162">ل</text:span><text:span text:style-name="T9">ڃج <text:s/></text:span><text:span text:style-name="T161">ا</text:span><text:span text:style-name="T162">ج</text:span><text:span text:style-name="T163">جح</text:span><text:span text:style-name="T9"> <text:s/></text:span><text:span text:style-name="T164">اج</text:span><text:span text:style-name="T165">ڇ</text:span><text:span text:style-name="T164">ح </text:span><text:span text:style-name="T9"><text:s/></text:span><text:span text:style-name="T161">ا</text:span><text:span text:style-name="T163">فجح </text:span><text:span text:style-name="T161">ا</text:span><text:span text:style-name="T162">م</text:span><text:span text:style-name="T163">جح</text:span><text:span text:style-name="T166"> <text:s text:c="5"/></text:span><text:span text:style-name="T167"><text:s/></text:span><text:span text:style-name="T168">ا</text:span><text:span text:style-name="T169">ب</text:span><text:span text:style-name="T170">مج</text:span><text:span text:style-name="T167"> </text:span><text:span text:style-name="T162">ال</text:span><text:span text:style-name="T163">م</text:span><text:span text:style-name="T171">ج <text:s/></text:span><text:span text:style-name="T161">ا</text:span><text:span text:style-name="T163">فمج </text:span><text:span text:style-name="T169">اج</text:span><text:span text:style-name="T170">م</text:span><text:span text:style-name="T172">ج</text:span><text:span text:style-name="T173"> </text:span><text:span text:style-name="T161">ا</text:span><text:span text:style-name="T162">م</text:span><text:span text:style-name="T163">مج <text:s text:c="5"/></text:span><text:span text:style-name="T152">ابفج</text:span><text:span text:style-name="T174"> <text:s/></text:span><text:span text:style-name="T175">الفج <text:s text:c="2"/>اقفج</text:span><text:span text:style-name="T174"> <text:s/></text:span><text:span text:style-name="T152">اجفج <text:s text:c="2"/>امفج<text:line-break/>اب</text:span><text:span text:style-name="T176">ل</text:span><text:span text:style-name="T152">ج ا</text:span><text:span text:style-name="T176">لل</text:span><text:span text:style-name="T152">ج ا</text:span><text:span text:style-name="T176">جل</text:span><text:span text:style-name="T152">ج ا</text:span><text:span text:style-name="T176">قل</text:span><text:span text:style-name="T152">ج ا</text:span><text:span text:style-name="T176">مل</text:span><text:span text:style-name="T152">ج </text:span></text:p>
      <text:p text:style-name="P62">final <text:span text:style-name="T177">ain</text:span> – <text:span text:style-name="T152">2 chars</text:span></text:p>
      <text:p text:style-name="P63"><text:span text:style-name="T161">ا</text:span><text:span text:style-name="T178">ن</text:span><text:span text:style-name="T179">ع</text:span><text:span text:style-name="T9"> </text:span><text:span text:style-name="T180">ا</text:span><text:span text:style-name="T152">ح</text:span><text:span text:style-name="T177">ع</text:span> <text:span text:style-name="T152">اس</text:span><text:span text:style-name="T177">ع</text:span> <text:span text:style-name="T180">ا</text:span><text:span text:style-name="T152">ص</text:span><text:span text:style-name="T177">ع</text:span> <text:span text:style-name="T180">ا</text:span><text:span text:style-name="T152">ط</text:span><text:span text:style-name="T177">ع</text:span> <text:span text:style-name="T180">ا</text:span><text:span text:style-name="T152">ع</text:span><text:span text:style-name="T177">ع</text:span> <text:span text:style-name="T161">ا</text:span><text:span text:style-name="T178">ف</text:span><text:span text:style-name="T179">ع</text:span><text:span text:style-name="T9"> </text:span><text:span text:style-name="T161">ا</text:span><text:span text:style-name="T181">ل</text:span><text:span text:style-name="T179">ع</text:span> <text:span text:style-name="T182">ام</text:span><text:span text:style-name="T177">ع</text:span> <text:span text:style-name="T180">ا</text:span><text:span text:style-name="T182">ھ</text:span><text:span text:style-name="T177">ع</text:span><text:span text:style-name="T180"> ا</text:span><text:span text:style-name="T182">ہ</text:span><text:span text:style-name="T177">ع</text:span> <text:span text:style-name="T180">ا</text:span><text:span text:style-name="T182">ک</text:span><text:span text:style-name="T177">ع</text:span></text:p>
      <text:p text:style-name="P64">kaf + jeem/ain</text:p>
      <text:p text:style-name="P65"><text:span text:style-name="T183">ن‌</text:span><text:span text:style-name="T184">ک</text:span><text:span text:style-name="T185">ع <text:s text:c="3"/></text:span><text:span text:style-name="T186">لاکع</text:span><text:span text:style-name="T187"> <text:s/></text:span><text:span text:style-name="T183">س‌</text:span><text:span text:style-name="T184">ک</text:span><text:span text:style-name="T187">ج <text:s text:c="2"/></text:span><text:span text:style-name="T188">ہ‌</text:span><text:span text:style-name="T184">ک</text:span><text:span text:style-name="T185">ع <text:s/></text:span><text:span text:style-name="T187">ا</text:span><text:span text:style-name="T184">ک</text:span><text:span text:style-name="T189">ج</text:span></text:p>
      <text:p text:style-name="P66"><text:soft-page-break/>1char + initial kaf - <text:span text:style-name="T190">needed because the sequence is too short to kern far enough</text:span></text:p>
      <text:p text:style-name="P67">اکف <text:s/>رکف <text:s text:c="2"/>ہ‌کف <text:s/>وگف <text:s/>دگ</text:p>
      <text:p text:style-name="P68"/>
      <text:p text:style-name="P69"/>
      <text:p text:style-name="P70">tweaked metrics</text:p>
      <text:p text:style-name="P71"><text:span text:style-name="T185">kaf - </text:span>سرکف <text:s/><text:span text:style-name="T184">سن‌ک <text:s text:c="2"/>سن‌ک</text:span><text:span text:style-name="T185">و</text:span><text:span text:style-name="T184"> <text:s text:c="3"/></text:span><text:span text:style-name="T191">وکھ</text:span> <text:s/></text:p>
      <text:p text:style-name="P71"><text:span text:style-name="T185">reh - </text:span><text:span text:style-name="T192"><text:s text:c="2"/>ر</text:span><text:span text:style-name="T185">س <text:s/></text:span><text:span text:style-name="T193">رب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4T12:17:57.602838000</meta:creation-date>
    <dc:date>2025-06-26T11:47:12.278668600</dc:date>
    <meta:editing-duration>P1DT19H25M9S</meta:editing-duration>
    <meta:editing-cycles>129</meta:editing-cycles>
    <meta:generator>LibreOffice/25.2.4.3$Windows_X86_64 LibreOffice_project/33e196637044ead23f5c3226cde09b47731f7e27</meta:generator>
    <meta:document-statistic meta:table-count="0" meta:image-count="0" meta:object-count="0" meta:page-count="6" meta:paragraph-count="75" meta:word-count="360" meta:character-count="1950" meta:non-whitespace-character-count="1314"/>
  </office:meta>
</office:document-meta>
</file>